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47in"/>
    </style:style>
    <style:style style:name="co7" style:family="table-column">
      <style:table-column-properties fo:break-before="auto" style:column-width="1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7d1d5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dee7e5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ee7e5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N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style-name="ce1" office:value-type="float" office:value="2.73915632" calcext:value-type="float">
            <text:p>2.73915632</text:p>
          </table:table-cell>
          <table:table-cell office:value-type="string" calcext:value-type="string">
            <text:p>0x15</text:p>
          </table:table-cell>
          <table:table-cell table:number-columns-repeated="2"/>
        </table:table-row>
        <table:table-row table:style-name="ro1">
          <table:table-cell table:style-name="ce1" office:value-type="float" office:value="16.73907152" calcext:value-type="float">
            <text:p>16.73907152</text:p>
          </table:table-cell>
          <table:table-cell office:value-type="string" calcext:value-type="string">
            <text:p>0x15</text:p>
          </table:table-cell>
          <table:table-cell table:number-columns-repeated="2"/>
        </table:table-row>
        <table:table-row table:style-name="ro1">
          <table:table-cell table:style-name="ce1" office:value-type="float" office:value="16.76073088" calcext:value-type="float">
            <text:p>16.76073088</text:p>
          </table:table-cell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table:style-name="ce1" office:value-type="float" office:value="17.76532768" calcext:value-type="float">
            <text:p>17.76532768</text:p>
          </table:table-cell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6" table:default-cell-style-name="ce1"/>
        <table:table-column table:style-name="co5" table:default-cell-style-name="ce2"/>
        <table:table-column table:style-name="co7" table:number-columns-repeated="2" table:default-cell-style-name="ce2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Value HEX</text:p>
          </table:table-cell>
          <table:table-cell/>
          <table:table-cell office:value-type="string" calcext:value-type="string">
            <text:p>Value ASCII</text:p>
          </table:table-cell>
          <table:table-cell table:number-columns-repeated="3"/>
        </table:table-row>
        <table:table-row table:style-name="ro1">
          <table:table-cell table:style-name="ce3" office:value-type="float" office:value="2.73915632" calcext:value-type="float">
            <text:p>2.73915632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HEX2DEC([.B2])" office:value-type="float" office:value="21" calcext:value-type="float">
            <text:p>21</text:p>
          </table:table-cell>
          <table:table-cell table:style-name="ce6" office:value-type="string" calcext:value-type="string">
            <text:p>0x15</text:p>
          </table:table-cell>
          <table:table-cell table:style-name="ce9" office:value-type="string" calcext:value-type="string">
            <text:p>NAK</text:p>
          </table:table-cell>
          <table:table-cell table:number-columns-repeated="2"/>
        </table:table-row>
        <table:table-row table:style-name="ro1">
          <table:table-cell table:style-name="ce3" office:value-type="float" office:value="16.73907152" calcext:value-type="float">
            <text:p>16.73907152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HEX2DEC([.B3])" office:value-type="float" office:value="21" calcext:value-type="float">
            <text:p>21</text:p>
          </table:table-cell>
          <table:table-cell table:style-name="ce6" office:value-type="string" calcext:value-type="string">
            <text:p>0x15</text:p>
          </table:table-cell>
          <table:table-cell table:style-name="ce9" office:value-type="string" calcext:value-type="string">
            <text:p>NAK</text:p>
          </table:table-cell>
          <table:table-cell table:number-columns-repeated="2"/>
        </table:table-row>
        <table:table-row table:style-name="ro1">
          <table:table-cell table:style-name="ce4" office:value-type="float" office:value="16.74880576" calcext:value-type="float">
            <text:p>16.7488057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HEX2DEC([.B4])" office:value-type="float" office:value="1" calcext:value-type="float">
            <text:p>1</text:p>
          </table:table-cell>
          <table:table-cell table:style-name="ce7" office:value-type="string" calcext:value-type="string">
            <text:p>\x01</text:p>
          </table:table-cell>
          <table:table-cell office:value-type="string" calcext:value-type="string">
            <text:p>SOH</text:p>
          </table:table-cell>
          <table:table-cell table:number-columns-repeated="2"/>
        </table:table-row>
        <table:table-row table:style-name="ro1">
          <table:table-cell table:style-name="ce4" office:value-type="float" office:value="16.74889216" calcext:value-type="float">
            <text:p>16.748892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HEX2DEC([.B5])" office:value-type="float" office:value="1" calcext:value-type="float">
            <text:p>1</text:p>
          </table:table-cell>
          <table:table-cell table:style-name="ce7" office:value-type="string" calcext:value-type="string">
            <text:p>\x01</text:p>
          </table:table-cell>
          <table:table-cell office:value-type="string" calcext:value-type="string">
            <text:p>Block</text:p>
          </table:table-cell>
          <table:table-cell table:number-columns-repeated="2"/>
        </table:table-row>
        <table:table-row table:style-name="ro1">
          <table:table-cell table:style-name="ce4" office:value-type="float" office:value="16.74897888" calcext:value-type="float">
            <text:p>16.74897888</text:p>
          </table:table-cell>
          <table:table-cell table:style-name="ce7" office:value-type="string" calcext:value-type="string">
            <text:p>FE</text:p>
          </table:table-cell>
          <table:table-cell table:style-name="ce7" table:formula="of:=HEX2DEC([.B6])" office:value-type="float" office:value="254" calcext:value-type="float">
            <text:p>254</text:p>
          </table:table-cell>
          <table:table-cell table:style-name="ce7" office:value-type="string" calcext:value-type="string">
            <text:p>\xFE</text:p>
          </table:table-cell>
          <table:table-cell office:value-type="string" calcext:value-type="string">
            <text:p>~Block</text:p>
          </table:table-cell>
          <table:table-cell table:number-columns-repeated="2"/>
        </table:table-row>
        <table:table-row table:style-name="ro1">
          <table:table-cell table:style-name="ce4" office:value-type="float" office:value="16.74906544" calcext:value-type="float">
            <text:p>16.74906544</text:p>
          </table:table-cell>
          <table:table-cell table:style-name="ce7" office:value-type="float" office:value="48" calcext:value-type="float">
            <text:p>48</text:p>
          </table:table-cell>
          <table:table-cell table:style-name="ce7" table:formula="of:=HEX2DEC([.B7])" office:value-type="float" office:value="72" calcext:value-type="float">
            <text:p>72</text:p>
          </table:table-cell>
          <table:table-cell table:style-name="ce7" office:value-type="string" calcext:value-type="string">
            <text:p>H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4915216" calcext:value-type="float">
            <text:p>16.74915216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HEX2DEC([.B8])" office:value-type="float" office:value="101" calcext:value-type="float">
            <text:p>101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DATA</text:p>
          </table:table-cell>
          <table:table-cell/>
          <table:table-cell table:style-name="ce1"/>
        </table:table-row>
        <table:table-row table:style-name="ro1">
          <table:table-cell table:style-name="ce4" office:value-type="float" office:value="16.74923872" calcext:value-type="float">
            <text:p>16.74923872</text:p>
          </table:table-cell>
          <table:table-cell table:style-name="ce7" office:value-type="string" calcext:value-type="string">
            <text:p>6C</text:p>
          </table:table-cell>
          <table:table-cell table:style-name="ce7" table:formula="of:=HEX2DEC([.B9])" office:value-type="float" office:value="108" calcext:value-type="float">
            <text:p>108</text:p>
          </table:table-cell>
          <table:table-cell table:style-name="ce7" office:value-type="string" calcext:value-type="string">
            <text:p>l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4932544" calcext:value-type="float">
            <text:p>16.74932544</text:p>
          </table:table-cell>
          <table:table-cell table:style-name="ce7" office:value-type="string" calcext:value-type="string">
            <text:p>6C</text:p>
          </table:table-cell>
          <table:table-cell table:style-name="ce7" table:formula="of:=HEX2DEC([.B10])" office:value-type="float" office:value="108" calcext:value-type="float">
            <text:p>108</text:p>
          </table:table-cell>
          <table:table-cell table:style-name="ce7" office:value-type="string" calcext:value-type="string">
            <text:p>l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49412" calcext:value-type="float">
            <text:p>16.749412</text:p>
          </table:table-cell>
          <table:table-cell table:style-name="ce7" office:value-type="string" calcext:value-type="string">
            <text:p>6F</text:p>
          </table:table-cell>
          <table:table-cell table:style-name="ce7" table:formula="of:=HEX2DEC([.B11])" office:value-type="float" office:value="111" calcext:value-type="float">
            <text:p>111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4949856" calcext:value-type="float">
            <text:p>16.74949856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HEX2DEC([.B12])" office:value-type="float" office:value="32" calcext:value-type="float">
            <text:p>32</text:p>
          </table:table-cell>
          <table:table-cell table:style-name="ce7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4958528" calcext:value-type="float">
            <text:p>16.74958528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HEX2DEC([.B13])" office:value-type="float" office:value="102" calcext:value-type="float">
            <text:p>102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49672" calcext:value-type="float">
            <text:p>16.749672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HEX2DEC([.B14])" office:value-type="float" office:value="114" calcext:value-type="float">
            <text:p>114</text:p>
          </table:table-cell>
          <table:table-cell table:style-name="ce7" office:value-type="string" calcext:value-type="string">
            <text:p>r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4975872" calcext:value-type="float">
            <text:p>16.74975872</text:p>
          </table:table-cell>
          <table:table-cell table:style-name="ce7" office:value-type="string" calcext:value-type="string">
            <text:p>6F</text:p>
          </table:table-cell>
          <table:table-cell table:style-name="ce7" table:formula="of:=HEX2DEC([.B15])" office:value-type="float" office:value="111" calcext:value-type="float">
            <text:p>111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4984544" calcext:value-type="float">
            <text:p>16.74984544</text:p>
          </table:table-cell>
          <table:table-cell table:style-name="ce7" office:value-type="string" calcext:value-type="string">
            <text:p>6D</text:p>
          </table:table-cell>
          <table:table-cell table:style-name="ce7" table:formula="of:=HEX2DEC([.B16])" office:value-type="float" office:value="109" calcext:value-type="float">
            <text:p>109</text:p>
          </table:table-cell>
          <table:table-cell table:style-name="ce7" office:value-type="string" calcext:value-type="string">
            <text:p>m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4993216" calcext:value-type="float">
            <text:p>16.74993216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HEX2DEC([.B17])" office:value-type="float" office:value="32" calcext:value-type="float">
            <text:p>32</text:p>
          </table:table-cell>
          <table:table-cell table:style-name="ce7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5001888" calcext:value-type="float">
            <text:p>16.75001888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formula="of:=HEX2DEC([.B18])" office:value-type="float" office:value="83" calcext:value-type="float">
            <text:p>83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5010576" calcext:value-type="float">
            <text:p>16.75010576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HEX2DEC([.B19])" office:value-type="float" office:value="101" calcext:value-type="float">
            <text:p>101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5019248" calcext:value-type="float">
            <text:p>16.75019248</text:p>
          </table:table-cell>
          <table:table-cell table:style-name="ce7" office:value-type="string" calcext:value-type="string">
            <text:p>6E</text:p>
          </table:table-cell>
          <table:table-cell table:style-name="ce7" table:formula="of:=HEX2DEC([.B20])" office:value-type="float" office:value="110" calcext:value-type="float">
            <text:p>110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502792" calcext:value-type="float">
            <text:p>16.7502792</text:p>
          </table:table-cell>
          <table:table-cell table:style-name="ce7" office:value-type="float" office:value="64" calcext:value-type="float">
            <text:p>64</text:p>
          </table:table-cell>
          <table:table-cell table:style-name="ce7" table:formula="of:=HEX2DEC([.B21])" office:value-type="float" office:value="100" calcext:value-type="float">
            <text:p>100</text:p>
          </table:table-cell>
          <table:table-cell table:style-name="ce7"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5036592" calcext:value-type="float">
            <text:p>16.75036592</text:p>
          </table:table-cell>
          <table:table-cell table:style-name="ce7" office:value-type="string" calcext:value-type="string">
            <text:p>2E</text:p>
          </table:table-cell>
          <table:table-cell table:style-name="ce7" table:formula="of:=HEX2DEC([.B22])" office:value-type="float" office:value="46" calcext:value-type="float">
            <text:p>46</text:p>
          </table:table-cell>
          <table:table-cell table:style-name="ce7" office:value-type="string" calcext:value-type="string">
            <text:p>.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5045264" calcext:value-type="float">
            <text:p>16.75045264</text:p>
          </table:table-cell>
          <table:table-cell table:style-name="ce7" office:value-type="string" calcext:value-type="string">
            <text:p>0A</text:p>
          </table:table-cell>
          <table:table-cell table:style-name="ce7" table:formula="of:=HEX2DEC([.B23])" office:value-type="float" office:value="10" calcext:value-type="float">
            <text:p>10</text:p>
          </table:table-cell>
          <table:table-cell table:style-name="ce7" office:value-type="string" calcext:value-type="string">
            <text:p>\n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4" office:value-type="float" office:value="16.75053936" calcext:value-type="float">
            <text:p>16.7505393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2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062624" calcext:value-type="float">
            <text:p>16.7506262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2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071296" calcext:value-type="float">
            <text:p>16.7507129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2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079952" calcext:value-type="float">
            <text:p>16.7507995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2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088608" calcext:value-type="float">
            <text:p>16.7508860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2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09728" calcext:value-type="float">
            <text:p>16.750972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2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05936" calcext:value-type="float">
            <text:p>16.7510593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14592" calcext:value-type="float">
            <text:p>16.7511459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23248" calcext:value-type="float">
            <text:p>16.7512324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31904" calcext:value-type="float">
            <text:p>16.7513190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4056" calcext:value-type="float">
            <text:p>16.751405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49216" calcext:value-type="float">
            <text:p>16.7514921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57888" calcext:value-type="float">
            <text:p>16.7515788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66544" calcext:value-type="float">
            <text:p>16.7516654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752" calcext:value-type="float">
            <text:p>16.75175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83872" calcext:value-type="float">
            <text:p>16.7518387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3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192528" calcext:value-type="float">
            <text:p>16.7519252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012" calcext:value-type="float">
            <text:p>16.75201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09856" calcext:value-type="float">
            <text:p>16.7520985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18528" calcext:value-type="float">
            <text:p>16.7521852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27184" calcext:value-type="float">
            <text:p>16.7522718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3584" calcext:value-type="float">
            <text:p>16.752358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44512" calcext:value-type="float">
            <text:p>16.7524451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53168" calcext:value-type="float">
            <text:p>16.7525316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61824" calcext:value-type="float">
            <text:p>16.7526182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70496" calcext:value-type="float">
            <text:p>16.7527049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4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79152" calcext:value-type="float">
            <text:p>16.7527915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87808" calcext:value-type="float">
            <text:p>16.7528780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29648" calcext:value-type="float">
            <text:p>16.752964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05136" calcext:value-type="float">
            <text:p>16.7530513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13792" calcext:value-type="float">
            <text:p>16.7531379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22464" calcext:value-type="float">
            <text:p>16.7532246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3112" calcext:value-type="float">
            <text:p>16.753311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39792" calcext:value-type="float">
            <text:p>16.7533979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48448" calcext:value-type="float">
            <text:p>16.7534844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5712" calcext:value-type="float">
            <text:p>16.753571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5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65776" calcext:value-type="float">
            <text:p>16.7536577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74448" calcext:value-type="float">
            <text:p>16.7537444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83104" calcext:value-type="float">
            <text:p>16.7538310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391776" calcext:value-type="float">
            <text:p>16.7539177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00432" calcext:value-type="float">
            <text:p>16.7540043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09104" calcext:value-type="float">
            <text:p>16.7540910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17776" calcext:value-type="float">
            <text:p>16.7541777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26448" calcext:value-type="float">
            <text:p>16.7542644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35104" calcext:value-type="float">
            <text:p>16.7543510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4376" calcext:value-type="float">
            <text:p>16.754437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6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52432" calcext:value-type="float">
            <text:p>16.7545243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61088" calcext:value-type="float">
            <text:p>16.7546108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6976" calcext:value-type="float">
            <text:p>16.754697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78432" calcext:value-type="float">
            <text:p>16.7547843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87088" calcext:value-type="float">
            <text:p>16.7548708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49576" calcext:value-type="float">
            <text:p>16.754957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04448" calcext:value-type="float">
            <text:p>16.7550444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1312" calcext:value-type="float">
            <text:p>16.755131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21792" calcext:value-type="float">
            <text:p>16.7552179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3048" calcext:value-type="float">
            <text:p>16.755304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7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39152" calcext:value-type="float">
            <text:p>16.7553915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47824" calcext:value-type="float">
            <text:p>16.7554782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56496" calcext:value-type="float">
            <text:p>16.7555649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65184" calcext:value-type="float">
            <text:p>16.7556518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73856" calcext:value-type="float">
            <text:p>16.7557385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82528" calcext:value-type="float">
            <text:p>16.7558252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91216" calcext:value-type="float">
            <text:p>16.7559121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599888" calcext:value-type="float">
            <text:p>16.7559988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0856" calcext:value-type="float">
            <text:p>16.756085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17216" calcext:value-type="float">
            <text:p>16.7561721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8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25888" calcext:value-type="float">
            <text:p>16.7562588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3456" calcext:value-type="float">
            <text:p>16.756345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43232" calcext:value-type="float">
            <text:p>16.7564323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51904" calcext:value-type="float">
            <text:p>16.7565190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6056" calcext:value-type="float">
            <text:p>16.756605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69216" calcext:value-type="float">
            <text:p>16.7566921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77872" calcext:value-type="float">
            <text:p>16.7567787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86528" calcext:value-type="float">
            <text:p>16.7568652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695184" calcext:value-type="float">
            <text:p>16.7569518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03824" calcext:value-type="float">
            <text:p>16.7570382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9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12464" calcext:value-type="float">
            <text:p>16.7571246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2112" calcext:value-type="float">
            <text:p>16.757211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2976" calcext:value-type="float">
            <text:p>16.757297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38416" calcext:value-type="float">
            <text:p>16.7573841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47056" calcext:value-type="float">
            <text:p>16.7574705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55712" calcext:value-type="float">
            <text:p>16.7575571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64352" calcext:value-type="float">
            <text:p>16.7576435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73008" calcext:value-type="float">
            <text:p>16.7577300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81664" calcext:value-type="float">
            <text:p>16.7578166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9032" calcext:value-type="float">
            <text:p>16.757903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0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798976" calcext:value-type="float">
            <text:p>16.7579897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07632" calcext:value-type="float">
            <text:p>16.7580763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16272" calcext:value-type="float">
            <text:p>16.7581627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24944" calcext:value-type="float">
            <text:p>16.7582494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33584" calcext:value-type="float">
            <text:p>16.7583358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4224" calcext:value-type="float">
            <text:p>16.758422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5088" calcext:value-type="float">
            <text:p>16.758508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5952" calcext:value-type="float">
            <text:p>16.758595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6816" calcext:value-type="float">
            <text:p>16.758681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768" calcext:value-type="float">
            <text:p>16.75876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1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8544" calcext:value-type="float">
            <text:p>16.758854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89408" calcext:value-type="float">
            <text:p>16.758940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0272" calcext:value-type="float">
            <text:p>16.759027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11344" calcext:value-type="float">
            <text:p>16.7591134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19984" calcext:value-type="float">
            <text:p>16.75919984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28608" calcext:value-type="float">
            <text:p>16.7592860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5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37232" calcext:value-type="float">
            <text:p>16.7593723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6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45856" calcext:value-type="float">
            <text:p>16.7594585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7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5448" calcext:value-type="float">
            <text:p>16.7595448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8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6312" calcext:value-type="float">
            <text:p>16.759631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29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71776" calcext:value-type="float">
            <text:p>16.7597177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30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80416" calcext:value-type="float">
            <text:p>16.7598041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31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89056" calcext:value-type="float">
            <text:p>16.75989056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32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5997712" calcext:value-type="float">
            <text:p>16.7599771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33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6006352" calcext:value-type="float">
            <text:p>16.76006352</text:p>
          </table:table-cell>
          <table:table-cell table:style-name="ce7" office:value-type="string" calcext:value-type="string">
            <text:p>1A</text:p>
          </table:table-cell>
          <table:table-cell table:style-name="ce7" table:formula="of:=HEX2DEC([.B134])" office:value-type="float" office:value="26" calcext:value-type="float">
            <text:p>26</text:p>
          </table:table-cell>
          <table:table-cell table:style-name="ce7" office:value-type="string" calcext:value-type="string">
            <text:p>\x1A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table:style-name="ce4" office:value-type="float" office:value="16.76014992" calcext:value-type="float">
            <text:p>16.76014992</text:p>
          </table:table-cell>
          <table:table-cell table:style-name="ce7" office:value-type="string" calcext:value-type="string">
            <text:p>F0</text:p>
          </table:table-cell>
          <table:table-cell table:style-name="ce7" table:formula="of:=HEX2DEC([.B135])" office:value-type="float" office:value="240" calcext:value-type="float">
            <text:p>240</text:p>
          </table:table-cell>
          <table:table-cell table:style-name="ce7" office:value-type="string" calcext:value-type="string">
            <text:p>\xF0</text:p>
          </table:table-cell>
          <table:table-cell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 table:style-name="ce3" office:value-type="float" office:value="16.76073088" calcext:value-type="float">
            <text:p>16.76073088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HEX2DEC([.B136])" office:value-type="float" office:value="6" calcext:value-type="float">
            <text:p>6</text:p>
          </table:table-cell>
          <table:table-cell table:style-name="ce6"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table:style-name="ce4" office:value-type="float" office:value="16.76476256" calcext:value-type="float">
            <text:p>16.7647625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HEX2DEC([.B137])" office:value-type="float" office:value="4" calcext:value-type="float">
            <text:p>4</text:p>
          </table:table-cell>
          <table:table-cell table:style-name="ce7" office:value-type="string" calcext:value-type="string">
            <text:p>\x04</text:p>
          </table:table-cell>
          <table:table-cell office:value-type="string" calcext:value-type="string">
            <text:p>EOT</text:p>
          </table:table-cell>
          <table:table-cell table:number-columns-repeated="2"/>
        </table:table-row>
        <table:table-row table:style-name="ro1">
          <table:table-cell table:style-name="ce3" office:value-type="float" office:value="17.76532768" calcext:value-type="float">
            <text:p>17.76532768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HEX2DEC([.B138])" office:value-type="float" office:value="6" calcext:value-type="float">
            <text:p>6</text:p>
          </table:table-cell>
          <table:table-cell table:style-name="ce6"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 table:style-name="ce5"/>
          <table:table-cell table:style-name="ce8" table:number-columns-repeated="2"/>
          <table:table-cell table:number-columns-repeated="4"/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0:55:00.136779435</dc:date>
    <meta:editing-duration>PT26M47S</meta:editing-duration>
    <meta:editing-cycles>2</meta:editing-cycles>
    <meta:generator>LibreOffice/24.8.0.3$Linux_X86_64 LibreOffice_project/480$Build-3</meta:generator>
    <meta:document-statistic meta:table-count="2" meta:cell-count="696" meta:object-count="0"/>
  </office:meta>
</office:document-meta>
</file>